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5, 2021 (01:27: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 </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item>
          <text:p text:style-name="P17">fonts-symbola - to produce the emoji and other symbols in the pdf document.</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3:27:40Z</meta:creation-date>
    <dc:date>2021-05-25T13:27:40Z</dc:date>
    <meta:user-defined meta:name="date" meta:value-type="string">May  25, 2021 (01:27: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